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762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fill-color="#ffffff" draw:textarea-horizontal-align="justify" draw:textarea-vertical-align="bottom" draw:auto-grow-height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ed1c24" draw:opacity="50%" draw:textarea-horizontal-align="left" draw:textarea-vertical-align="middle" draw:auto-grow-height="false" draw:shadow-opacity="50%"/>
    </style:style>
    <style:style style:name="gr9" style:family="graphic" style:parent-style-name="standard">
      <style:graphic-properties draw:fill-color="#7ac142" draw:opacity="50%" draw:textarea-horizontal-align="left" draw:textarea-vertical-align="middle" draw:auto-grow-height="false" draw:shadow-opacity="50%"/>
    </style:style>
    <style:style style:name="gr10" style:family="graphic" style:parent-style-name="standard">
      <style:graphic-properties draw:fill-color="#63cae1" draw:opacity="50%" draw:textarea-horizontal-align="left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font-size="22pt" fo:text-shadow="1pt 1pt" style:text-underline-style="solid" style:text-underline-width="auto" style:text-underline-color="font-color" style:font-size-asian="22pt" style:font-size-complex="22pt"/>
    </style:style>
    <style:style style:name="P3" style:family="paragraph">
      <style:text-properties fo:font-size="22pt" fo:text-shadow="1pt 1pt" style:font-size-asian="22pt" style:font-size-complex="22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22pt" fo:text-shadow="1pt 1pt" style:text-underline-style="solid" style:text-underline-width="auto" style:text-underline-color="font-color" style:font-size-asian="22pt" style:font-size-complex="22pt"/>
    </style:style>
    <style:style style:name="T2" style:family="text">
      <style:text-properties fo:font-size="22pt" fo:text-shadow="1pt 1pt" style:text-underline-style="none" style:font-size-asian="22pt" style:font-size-complex="22pt"/>
    </style:style>
    <style:style style:name="T3" style:family="text">
      <style:text-properties fo:font-size="22pt" fo:text-shadow="1pt 1pt" style:font-size-asian="22pt" style:font-size-complex="22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446cm" svg:height="12.682cm" svg:x="15.351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446cm" svg:height="17.78cm" svg:x="1.889cm" svg:y="1.61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112cm" svg:height="1.119cm" svg:x="2.397cm" svg:y="2.143cm">
          <draw:text-box>
            <text:p text:style-name="P2"><text:span text:style-name="T1">Serveur:</text:span><text:span text:style-name="T2"> Desktop</text:span></text:p>
          </draw:text-box>
        </draw:frame>
        <draw:frame draw:style-name="gr2" draw:text-style-name="P2" draw:layer="layout" svg:width="7.874cm" svg:height="1.119cm" svg:x="15.605cm" svg:y="7.35cm">
          <draw:text-box>
            <text:p text:style-name="P2"><text:span text:style-name="T1">Client:</text:span><text:span text:style-name="T2"> Raspberry pi</text:span></text:p>
          </draw:text-box>
        </draw:frame>
        <draw:custom-shape draw:style-name="gr1" draw:text-style-name="P1" draw:layer="layout" svg:width="12.573cm" svg:height="3.048cm" svg:x="15.224cm" svg:y="1.63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56cm" svg:height="1.143cm" svg:x="15.605cm" svg:y="2.016cm">
          <draw:text-box>
            <text:p text:style-name="P3"><text:span text:style-name="T3">Arduino</text:span></text:p>
          </draw:text-box>
        </draw:frame>
        <draw:custom-shape draw:style-name="gr4" draw:text-style-name="P4" xml:id="id1" draw:id="id1" draw:layer="layout" svg:width="11.303cm" svg:height="3.937cm" svg:x="2.397cm" svg:y="5.772cm">
          <text:p text:style-name="P4">Speed:...</text:p>
          <text:p text:style-name="P4">Rotation: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1.303cm" svg:height="3.937cm" svg:x="2.397cm" svg:y="3.794cm">
          <text:p text:style-name="P1">GUI: JFrame,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" draw:id="id2" draw:layer="layout" svg:width="11.303cm" svg:height="3.937cm" svg:x="2.397cm" svg:y="13.954cm">
          <text:p text:style-name="P1">UDP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" draw:id="id3" draw:layer="layout" svg:width="11.303cm" svg:height="3.937cm" svg:x="15.886cm" svg:y="13.954cm">
          <text:p text:style-name="P1">UDP 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" draw:id="id4" draw:layer="layout" svg:width="11.303cm" svg:height="2.667cm" svg:x="15.867cm" svg:y="10.101cm">
          <text:p text:style-name="P1">RXT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.445cm" svg:height="3.683cm" svg:x="12.484cm" svg:y="14.335cm">
          <text:p text:style-name="P1">Wi-Fi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3.81cm" svg:height="4.318cm" svg:x="23.352cm" svg:y="3.286cm">
          <text:p text:style-name="P1">USB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7" draw:text-style-name="P1" draw:layer="layout" svg:x1="8.048cm" svg:y1="9.709cm" svg:x2="8.048cm" svg:y2="13.954cm" draw:start-shape="id1" draw:start-glue-point="2" draw:end-shape="id2" draw:end-glue-point="0" svg:d="m8048 9709v4245" svg:viewBox="0 0 1 4246">
          <text:p/>
        </draw:connector>
        <draw:connector draw:style-name="gr7" draw:text-style-name="P1" draw:layer="layout" svg:x1="21.537cm" svg:y1="13.954cm" svg:x2="21.518cm" svg:y2="12.768cm" draw:start-shape="id3" draw:start-glue-point="0" draw:end-shape="id4" draw:end-glue-point="2" svg:d="m21537 13954v-593h-19v-593" svg:viewBox="0 0 20 1187">
          <text:p/>
        </draw:connector>
        <draw:custom-shape draw:style-name="gr8" draw:text-style-name="P5" draw:layer="layout" svg:width="14.351cm" svg:height="10.033cm" svg:x="0.492cm" svg:y="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8.321cm" svg:height="6.731cm" svg:x="1cm" svg:y="12.81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2.319cm" svg:height="11.557cm" svg:x="15.732cm" svg:y="1.381cm">
          <text:p text:style-name="P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c Brunner</meta:initial-creator>
    <meta:creation-date>2013-07-02T11:01:03</meta:creation-date>
    <dc:date>2013-07-02T11:29:54</dc:date>
    <dc:creator>Eric Brunner</dc:creator>
    <meta:editing-duration>PT13M21S</meta:editing-duration>
    <meta:editing-cycles>2</meta:editing-cycles>
    <meta:generator>LibreOffice/3.6$Linux_X86_64 LibreOffice_project/360m1$Build-304</meta:generator>
    <meta:document-statistic meta:object-count="18"/>
  </office:meta>
</office:document-meta>
</file>